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OleObj12" manifest:media-type="application/octet-stream"/>
  <manifest:file-entry manifest:full-path="OleObj13" manifest:media-type="application/octet-stream"/>
  <manifest:file-entry manifest:full-path="OleObj14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32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40.00pt" fo:font-weight="bold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8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8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 fo:font-style="italic"/>
    </style:style>
    <style:style style:name="T2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 fo:font-style="italic"/>
    </style:style>
    <style:style style:name="T3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 fo:font-style="italic"/>
    </style:style>
    <style:style style:name="T3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 fo:font-style="italic"/>
    </style:style>
    <style:style style:name="T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22.00pt" fo:font-weight="bold" fo:font-family="'Times New Roman'" style:font-family-asian="'Times New Roman'" style:font-family-complex="'Times New Roman'" fo:background-color="transparent" style:use-window-font-color="true" fo:font-style="italic"/>
    </style:style>
    <style:style style:name="T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22.00pt" fo:font-weight="bold" fo:font-family="'Times New Roman'" style:font-family-asian="'Times New Roman'" style:font-family-complex="'Times New Roman'" fo:background-color="transparent" style:use-window-font-color="true" fo:font-style="italic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5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22.00pt" fo:font-weight="bold" fo:font-family="'Times New Roman'" style:font-family-asian="'Times New Roman'" style:font-family-complex="'Times New Roman'" fo:background-color="transparent" style:use-window-font-color="true" fo:font-style="italic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6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6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7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7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7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22.00pt" fo:font-weight="bold" fo:font-family="'Times New Roman'" style:font-family-asian="'Times New Roman'" style:font-family-complex="'Times New Roman'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22.00pt" fo:font-weight="bold" fo:font-family="'Times New Roman'" style:font-family-asian="'Times New Roman'" style:font-family-complex="'Times New Roman'" fo:background-color="transparent" style:use-window-font-color="true"/>
    </style:style>
    <style:style style:name="T8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8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8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8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9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9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9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22.00pt" fo:font-weight="bold" fo:font-family="'Times New Roman'" style:font-family-asian="'Times New Roman'" style:font-family-complex="'Times New Roman'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24.00pt" fo:font-weight="bold" fo:font-family="'Times New Roman'" style:font-family-asian="'Times New Roman'" style:font-family-complex="'Times New Roman'" fo:background-color="transparent" style:use-window-font-color="true" fo:font-style="italic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24.00pt" fo:font-weight="bold" fo:font-family="'Times New Roman'" style:font-family-asian="'Times New Roman'" style:font-family-complex="'Times New Roman'" fo:background-color="transparent" style:use-window-font-color="true" fo:font-style="italic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24.00pt" fo:font-weight="bold" fo:font-family="'Times New Roman'" style:font-family-asian="'Times New Roman'" style:font-family-complex="'Times New Roman'" fo:background-color="transparent" style:use-window-font-color="true" fo:font-style="italic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24.00pt" fo:font-weight="bold" fo:font-family="'Times New Roman'" style:font-family-asian="'Times New Roman'" style:font-family-complex="'Times New Roman'" fo:background-color="transparent" style:use-window-font-color="true" fo:font-style="italic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/>
    </style:style>
  </office:automatic-styles>
  <office:body>
    <office:text>
      <text:p text:style-name="P1"><text:span text:style-name="T1">Manual do Usuário &amp; Documentação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3">Simulador de Memória Cache de Multinível</text:span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2"><text:span text:style-name="T4"/></text:p>
      <text:p text:style-name="P2"><text:span text:style-name="T5">Introdução:</text:span></text:p>
      <text:p text:style-name="P2"><text:span text:style-name="T6"/></text:p>
      <text:p text:style-name="P3"><text:span text:style-name="T7"><text:tab/>O simulador de memória cache a seguir é projetado de acordo com uma arquitetura definida, com uma cache multinível de duas<text:s/></text:span><text:span text:style-name="T8">Directed Mapped<text:s/></text:span><text:span text:style-name="T9">para instrução e para dados em primeiro nível e uma<text:s/></text:span><text:span text:style-name="T10">Fully associative</text:span><text:span text:style-name="T11"><text:s/>em segundo nível, em paralelo está mais três<text:s/></text:span><text:span text:style-name="T12">Set Associative<text:s/></text:span><text:span text:style-name="T13">de duas, quatro e oito níveis.<text:line-break/><text:line-break/><text:tab/>A seguir está a ilustração que representa esta arquitetura.</text:span></text:p>
      <text:p text:style-name="P4"><text:span text:style-name="T14"/></text:p>
      <text:p text:style-name="P4"><text:span text:style-name="T14"/></text:p>
      <text:p text:style-name="P4"><draw:frame text:anchor-type="as-char" svg:width="140.23mm" svg:height="102.13mm" style:rel-width="scale" style:rel-height="scale"><draw:object-ole xlink:href="OleObj1"/><draw:image xlink:href="ObjectReplacements/OleObj1"/></draw:frame><text:span text:style-name="T14"/></text:p>
      <text:p text:style-name="P4"><text:span text:style-name="T14"/></text:p>
      <text:p text:style-name="P4"><text:span text:style-name="T15"><text:tab/>De acordo com o determinado durante o desenvolvimento do projeto, as caches possuem tamanhos diferentes, mas possuem mesmo tamanho de linha de cache. A cache<text:s/></text:span><text:span text:style-name="T16">FA</text:span><text:span text:style-name="T17"><text:s/>possui tamanho duas vezes o tamanho informado pelo usuário, as<text:s/></text:span><text:span text:style-name="T18">DMs</text:span><text:span text:style-name="T19"><text:s/>possuem um oitavo o tamanho informado da cache.</text:span></text:p>
      <text:p text:style-name="P4"><text:span text:style-name="T20"/></text:p>
      <text:p text:style-name="P4"><text:span text:style-name="T21"><text:tab/>Note que o tamanho de cache informado está na escala de KB – kilobytes – e está sujeito a arredondamento de valores. Vale a pena ressaltar que este valor de tamanho de cache não pode ser menor que 1 KB e não pode ser maior que 2 GB. Além disso, foi definido durante o planejamento que a arquitetura deste simulador seria de 32 bits.</text:span></text:p>
      <text:p text:style-name="P4"><text:span text:style-name="T22"/></text:p>
      <text:p text:style-name="P4"><text:span text:style-name="T22"/></text:p>
      <text:p text:style-name="P4"><text:span text:style-name="T22"/></text:p>
      <text:p text:style-name="P4"><text:span text:style-name="T22"/></text:p>
      <text:p text:style-name="P4"><text:span text:style-name="T22"/></text:p>
      <text:p text:style-name="P4"><text:span text:style-name="T22"/></text:p>
      <text:p text:style-name="P4"><text:span text:style-name="T22"/></text:p>
      <text:p text:style-name="P4"><text:span text:style-name="T22"/></text:p>
      <text:p text:style-name="P4"><text:span text:style-name="T22"/></text:p>
      <text:p text:style-name="P4"><text:span text:style-name="T22"/></text:p>
      <text:p text:style-name="P4"><text:span text:style-name="T23">Interface:</text:span></text:p>
      <text:p text:style-name="P4"><text:span text:style-name="T24"/></text:p>
      <text:p text:style-name="P4"><text:span text:style-name="T25"><text:tab/>A seguir será mostrado os módulos de janelas de que o simulador é composto, e o que cada uma faz, assim como um exemplo de simulação.</text:span></text:p>
      <text:p text:style-name="P4"><text:span text:style-name="T26"/></text:p>
      <text:p text:style-name="P4"><text:span text:style-name="T26"/></text:p>
      <text:p text:style-name="P4"><text:span text:style-name="T27"><text:tab/>A imagem a seguir mostra a janela principal do simulador. Existem 3 menus:<text:s/></text:span><text:span text:style-name="T28">Cache</text:span><text:span text:style-name="T29"><text:s/></text:span><text:span text:style-name="T30">Settings</text:span><text:span text:style-name="T31">,<text:s/></text:span><text:span text:style-name="T32">Console</text:span><text:span text:style-name="T33">,<text:s/></text:span><text:span text:style-name="T34">Simulation</text:span><text:span text:style-name="T35">.</text:span></text:p>
      <text:p text:style-name="P4"><text:span text:style-name="T36"/></text:p>
      <text:p text:style-name="P4"><text:span text:style-name="T36"/></text:p>
      <text:p text:style-name="P4"><draw:frame text:anchor-type="as-char" svg:width="170.13mm" svg:height="105.30mm" style:rel-width="scale" style:rel-height="scale"><draw:object-ole xlink:href="OleObj2"/><draw:image xlink:href="ObjectReplacements/OleObj2"/></draw:frame><text:span text:style-name="T36"/></text:p>
      <text:p text:style-name="P4"><text:span text:style-name="T36"/></text:p>
      <text:p text:style-name="P4"><text:span text:style-name="T36"/></text:p>
      <text:p text:style-name="P4"><draw:frame text:anchor-type="as-char" svg:width="49.21mm" svg:height="75.41mm" style:rel-width="scale" style:rel-height="scale"><draw:object-ole xlink:href="OleObj3"/><draw:image xlink:href="ObjectReplacements/OleObj3"/></draw:frame><text:span text:style-name="T37">Cache Settings</text:span></text:p>
      <text:p text:style-name="P4"><text:span text:style-name="T38">Permite que o usuário defina o tamanho da cache, a linha de cache, o tamanho da janela (em clocks) para o algoritmo de substituição LRU,<text:s/></text:span><text:span text:style-name="T39">checkboxes<text:s/></text:span><text:span text:style-name="T40">que definem quais caches vão usar o LRU durante a simulação, e na parte de endereços o usuário terá a opção de gerar endereços para uma simulação, ou simular através de um arquivo<text:s/></text:span><text:span text:style-name="T41">txt</text:span><text:span text:style-name="T42">.</text:span></text:p>
      <text:p text:style-name="P4"><text:span text:style-name="T43"/></text:p>
      <text:p text:style-name="P4"><text:span text:style-name="T44"><text:tab/>Depois de definidas esses parâmetros é possível fazer uma simulação.</text:span></text:p>
      <text:p text:style-name="P4"><text:span text:style-name="T45"/></text:p>
      <text:p text:style-name="P4"><text:span text:style-name="T45"/></text:p>
      <text:p text:style-name="P4"><text:span text:style-name="T45"/></text:p>
      <text:p text:style-name="P4"><text:span text:style-name="T45"/></text:p>
      <text:p text:style-name="P4"><text:span text:style-name="T45"/></text:p>
      <text:p text:style-name="P4"><text:span text:style-name="T45"/></text:p>
      <text:p text:style-name="P4"><text:span text:style-name="T45"/></text:p>
      <text:p text:style-name="P4"><text:span text:style-name="T46">Console</text:span></text:p>
      <text:p text:style-name="P4"><text:span text:style-name="T47"/></text:p>
      <text:p text:style-name="P4"><draw:frame text:anchor-type="as-char" svg:width="170.13mm" svg:height="42.33mm" style:rel-width="scale" style:rel-height="scale"><draw:object-ole xlink:href="OleObj4"/><draw:image xlink:href="ObjectReplacements/OleObj4"/></draw:frame><text:span text:style-name="T47"/></text:p>
      <text:p text:style-name="P4"><text:span text:style-name="T48"><text:tab/>O console permite a visualização de cada passo que ocorre na simulação, nele serão mostrados as mensagens de erro, ocorrências de cada cache a cada informação de<text:s/></text:span><text:span text:style-name="T49">hit<text:s/></text:span><text:span text:style-name="T50">e</text:span><text:span text:style-name="T51"><text:s/>miss</text:span><text:span text:style-name="T52"><text:s/>em detalhe.</text:span></text:p>
      <text:p text:style-name="P4"><text:span text:style-name="T53"/></text:p>
      <text:p text:style-name="P4"><text:span text:style-name="T54"><text:tab/></text:span><text:span text:style-name="T55">É altamente recomendado fechar o console na hora de executar simulações.<text:s/></text:span><text:span text:style-name="T56">Simulações com grande número de endereços com console aberto pode deixar a execução da simulação lenta, e fazer com que demore mais do que seria com console fechado para o resultado ser gerado, devido ao fato de a<text:s/></text:span><text:span text:style-name="T57">engine</text:span><text:span text:style-name="T58"><text:s/>gráfica usada consumir um tempo para a inserção do evento no histórico e imprimir o texto no console, por isso é recomendado o fechamento do console a partir de simulações que usem mais de 1000 endereços.</text:span></text:p>
      <text:p text:style-name="P4"><text:span text:style-name="T59"/></text:p>
      <text:p text:style-name="P4"><text:span text:style-name="T59"/></text:p>
      <text:p text:style-name="P4"><text:span text:style-name="T60">Simulation</text:span></text:p>
      <text:p text:style-name="P4"><draw:frame text:anchor-type="as-char" svg:width="93.40mm" svg:height="118.53mm" style:rel-width="scale" style:rel-height="scale"><draw:object-ole xlink:href="OleObj5"/><draw:image xlink:href="ObjectReplacements/OleObj5"/></draw:frame><text:span text:style-name="T61"/></text:p>
      <text:p text:style-name="P4"><text:span text:style-name="T62"><text:tab/>A janela de simulação mostra as informações gerais da simulação e controla a mesma. Existem três botões de navegação da simulação, um para simular de<text:s/></text:span><text:span text:style-name="T63">clock</text:span><text:span text:style-name="T64"><text:s/>à<text:s/></text:span><text:span text:style-name="T65">clock</text:span><text:span text:style-name="T66">, uma para ir de janela de clock à<text:s/></text:span><text:span text:style-name="T67">janela</text:span><text:span text:style-name="T68"><text:s/>de<text:s/></text:span><text:span text:style-name="T69">clock</text:span><text:span text:style-name="T70"><text:s/>e finalmente um para executar todo a simulação, que na em resumo faz a simulação até acabarem os endereços existentes no vetor de endereços.</text:span></text:p>
      <text:p text:style-name="P4"><text:span text:style-name="T71"/></text:p>
      <text:p text:style-name="P4"><draw:frame text:anchor-type="as-char" svg:width="46.83mm" svg:height="44.19mm" style:rel-width="scale" style:rel-height="scale"><draw:object-ole xlink:href="OleObj6"/><draw:image xlink:href="ObjectReplacements/OleObj6"/></draw:frame><text:span text:style-name="T72"><text:tab/>Também existem seis botões que mostram as<text:s/></text:span><text:span text:style-name="T73">views</text:span><text:span text:style-name="T74"><text:s/>de cada memória cache da arquitetura. A<text:s/></text:span><text:span text:style-name="T75">view</text:span><text:span text:style-name="T76"><text:s/>é uma tabela que ilustra os bits de controle e o endereço que está armazenado em qual linha e ou via</text:span></text:p>
      <text:p text:style-name="P4"><text:span text:style-name="T77"/></text:p>
      <text:p text:style-name="P4"><text:span text:style-name="T77"/></text:p>
      <text:p text:style-name="P4"><text:span text:style-name="T77"/></text:p>
      <text:p text:style-name="P4"><text:span text:style-name="T77"/></text:p>
      <text:p text:style-name="P4"><text:span text:style-name="T77"/></text:p>
      <text:p text:style-name="P4"><text:span text:style-name="T77"/></text:p>
      <text:p text:style-name="P4"><text:span text:style-name="T77"/></text:p>
      <text:p text:style-name="P4"><text:span text:style-name="T77"/></text:p>
      <text:p text:style-name="P4"><text:span text:style-name="T77"/></text:p>
      <text:p text:style-name="P4"><text:span text:style-name="T77"/></text:p>
      <text:p text:style-name="P4"><text:span text:style-name="T77"/></text:p>
      <text:p text:style-name="P4"><text:span text:style-name="T78">Exemplo de simulação</text:span></text:p>
      <text:p text:style-name="P4"><text:span text:style-name="T79"/></text:p>
      <text:p text:style-name="P5"><draw:frame text:anchor-type="as-char" svg:width="39.69mm" svg:height="59.53mm" style:rel-width="scale" style:rel-height="scale"><draw:object-ole xlink:href="OleObj7"/><draw:image xlink:href="ObjectReplacements/OleObj7"/></draw:frame><text:span text:style-name="T80"><text:tab/></text:span><text:span text:style-name="T81">A seguir será mostrado o resultado de uma simulaçao proposta pelo autor.<text:line-break/>O tamanho de cache será de 16KB, linha de cache de 32b, janela de atualização de 64 ciclos, todos os algoritmos de LRU aplicado a caches que suportam. Serão gerados cinco mil endereços de 40 tipos (considerando que cada endereço pode ter instrução e dado)</text:span></text:p>
      <text:p text:style-name="P6"><text:span text:style-name="T82"/></text:p>
      <text:p text:style-name="P6"><draw:frame text:anchor-type="as-char" svg:width="143.14mm" svg:height="35.98mm" style:rel-width="scale" style:rel-height="scale"><draw:object-ole xlink:href="OleObj8"/><draw:image xlink:href="ObjectReplacements/OleObj8"/></draw:frame><text:span text:style-name="T82"/></text:p>
      <text:p text:style-name="P6"><text:span text:style-name="T82"/></text:p>
      <text:p text:style-name="P6"><text:span text:style-name="T82"/></text:p>
      <text:p text:style-name="P6"><text:span text:style-name="T82"/></text:p>
      <text:p text:style-name="P6"><text:span text:style-name="T82"/></text:p>
      <text:p text:style-name="P6"><text:span text:style-name="T82"/></text:p>
      <text:p text:style-name="P6"><text:span text:style-name="T82"/></text:p>
      <text:p text:style-name="P6"><text:span text:style-name="T82"/></text:p>
      <text:p text:style-name="P6"><text:span text:style-name="T82"/></text:p>
      <text:p text:style-name="P6"><text:span text:style-name="T83"><text:tab/>A simulação pode ser executada passo a passo, mas como estamos usando cinco mil endereços, é<text:s/></text:span><text:span text:style-name="T84">altamente recomendado fechar o console</text:span><text:span text:style-name="T85">. Apos gerarmos os endereços podemos abrir as<text:s/></text:span><text:span text:style-name="T86">views</text:span><text:span text:style-name="T87"><text:s/>e ver passo a passo do que está ocorrendo durante a simulação, ao invés disso nos simplesmente, novamente, fechamos o console, e clicamos em execute (executar). O resultado geral é impresso na própria janela de simulação, e as<text:s/></text:span><text:span text:style-name="T88">views</text:span><text:span text:style-name="T89"><text:s/>também são atualizadas.</text:span></text:p>
      <text:p text:style-name="P6"><text:span text:style-name="T90"/></text:p>
      <text:p text:style-name="P6"><draw:frame text:anchor-type="as-char" svg:width="82.55mm" svg:height="106.10mm" style:rel-width="scale" style:rel-height="scale"><draw:object-ole xlink:href="OleObj9"/><draw:image xlink:href="ObjectReplacements/OleObj9"/></draw:frame><text:span text:style-name="T91"><text:tab/>Aqui você pode ver o resultado gerado na janela de simulação, onde foram usados 16609 ciclos de<text:s/></text:span><text:span text:style-name="T92">clock<text:s/></text:span><text:span text:style-name="T93">para simular os 5000 endereços (4999 porque internamente dentro do programa o índice começa contar a partir do zero). Também durante uma simulação é possível checar qual endereço esta sendo solicitado, e a sua natureza em código ASCII.</text:span></text:p>
      <text:p text:style-name="P6"><text:span text:style-name="T94"/></text:p>
      <text:p text:style-name="P6"><text:span text:style-name="T95"><text:tab/>Também é feito um resumo de cada uma das seis caches da arquitetura, mostrando para cada uma, a taxa de acerto, erro e a media de acertos por erro. Abaixo a<text:s/></text:span><text:span text:style-name="T96">view</text:span><text:span text:style-name="T97"><text:s/>da<text:s/></text:span><text:span text:style-name="T98">DMD<text:s/></text:span><text:span text:style-name="T99">para mostrar como ela aparece após uma simulação.</text:span></text:p>
      <text:p text:style-name="P6"><text:span text:style-name="T100"/></text:p>
      <text:p text:style-name="P6"><draw:frame text:anchor-type="as-char" svg:width="43.39mm" svg:height="46.30mm" style:rel-width="scale" style:rel-height="scale"><draw:object-ole xlink:href="OleObj10"/><draw:image xlink:href="ObjectReplacements/OleObj10"/></draw:frame><text:span text:style-name="T100"/></text:p>
      <text:p text:style-name="P6"><text:span text:style-name="T100"/></text:p>
      <text:p text:style-name="P6"><text:span text:style-name="T100"/></text:p>
      <text:p text:style-name="P6"><text:span text:style-name="T100"/></text:p>
      <text:p text:style-name="P6"><text:span text:style-name="T100"/></text:p>
      <text:p text:style-name="P6"><text:span text:style-name="T100"/></text:p>
      <text:p text:style-name="P6"><text:span text:style-name="T100"/></text:p>
      <text:p text:style-name="P6"><text:span text:style-name="T100"/></text:p>
      <text:p text:style-name="P6"><text:span text:style-name="T100"/></text:p>
      <text:p text:style-name="P6"><text:span text:style-name="T100"/></text:p>
      <text:p text:style-name="P6"><text:span text:style-name="T100"/></text:p>
      <text:p text:style-name="P6"><text:span text:style-name="T100"/></text:p>
      <text:p text:style-name="P6"><text:span text:style-name="T100"/></text:p>
      <text:p text:style-name="P6"><text:span text:style-name="T101">Diagramas do Simulador</text:span></text:p>
      <text:p text:style-name="P6"><text:span text:style-name="T102"/></text:p>
      <text:p text:style-name="P6"><text:span text:style-name="T103"><text:tab/>A seguir todos os diagramas de funcionamento para cada tipo de cache.</text:span></text:p>
      <text:p text:style-name="P6"><text:span text:style-name="T104"/></text:p>
      <text:p text:style-name="P6"><text:span text:style-name="T105">Set-Associative N-Way</text:span></text:p>
      <text:p text:style-name="P6"><text:span text:style-name="T106"/></text:p>
      <text:p text:style-name="P6"><draw:frame text:anchor-type="as-char" svg:width="170.13mm" svg:height="154.52mm" style:rel-width="scale" style:rel-height="scale"><draw:object-ole xlink:href="OleObj11"/><draw:image xlink:href="ObjectReplacements/OleObj11"/></draw:frame><text:span text:style-name="T106"/></text:p>
      <text:p text:style-name="P6"><text:span text:style-name="T106"/></text:p>
      <text:p text:style-name="P6"><text:span text:style-name="T106"/></text:p>
      <text:p text:style-name="P6"><text:span text:style-name="T106"/></text:p>
      <text:p text:style-name="P6"><text:span text:style-name="T106"/></text:p>
      <text:p text:style-name="P6"><text:span text:style-name="T107">Direct-Mapped Instruction</text:span></text:p>
      <text:p text:style-name="P6"><text:span text:style-name="T108"/></text:p>
      <text:p text:style-name="P6"><draw:frame text:anchor-type="as-char" svg:width="170.13mm" svg:height="106.36mm" style:rel-width="scale" style:rel-height="scale"><draw:object-ole xlink:href="OleObj12"/><draw:image xlink:href="ObjectReplacements/OleObj12"/></draw:frame><text:span text:style-name="T108"/></text:p>
      <text:p text:style-name="P6"><text:span text:style-name="T108"/></text:p>
      <text:p text:style-name="P6"><text:span text:style-name="T109">Direct-Mapped Data</text:span></text:p>
      <text:p text:style-name="P6"><text:span text:style-name="T110"/></text:p>
      <text:p text:style-name="P6"><draw:frame text:anchor-type="as-char" svg:width="170.13mm" svg:height="91.81mm" style:rel-width="scale" style:rel-height="scale"><draw:object-ole xlink:href="OleObj13"/><draw:image xlink:href="ObjectReplacements/OleObj13"/></draw:frame><text:span text:style-name="T110"/></text:p>
      <text:p text:style-name="P6"><text:span text:style-name="T110"/></text:p>
      <text:p text:style-name="P6"><text:span text:style-name="T111">Fully-Associative</text:span></text:p>
      <text:p text:style-name="P6"><text:span text:style-name="T112"/></text:p>
      <text:p text:style-name="P6"><draw:frame text:anchor-type="as-char" svg:width="170.13mm" svg:height="144.73mm" style:rel-width="scale" style:rel-height="scale"><draw:object-ole xlink:href="OleObj14"/><draw:image xlink:href="ObjectReplacements/OleObj14"/></draw:frame><text:span text:style-name="T112"/></text:p>
      <text:p text:style-name="P6"><text:span text:style-name="T112"/></text:p>
      <text:p text:style-name="P6"><text:span text:style-name="T112"/></text:p>
      <text:p text:style-name="P6"><text:span text:style-name="T112"/></text:p>
      <text:p text:style-name="P6"><text:span text:style-name="T112"/></text:p>
      <text:p text:style-name="P6"><text:span text:style-name="T112"/></text:p>
      <text:p text:style-name="P6"><text:span text:style-name="T112"/></text:p>
      <text:p text:style-name="P6"><text:span text:style-name="T11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